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1.5118in"/>
    </style:style>
    <style:style style:name="Table1.B" style:family="table-column">
      <style:table-column-properties style:column-width="5.1382in"/>
    </style:style>
    <style:style style:name="Table1.1" style:family="table-row">
      <style:table-row-properties style:min-row-height="0.168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0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a"/>
    </style:style>
    <style:style style:name="P6" style:family="paragraph" style:parent-style-name="List_20_Paragraph">
      <style:paragraph-properties fo:margin-left="0.25in" fo:margin-right="0in" fo:text-indent="0in" style:auto-text-indent="false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fo:font-size="12pt" fo:font-weight="bold" style:font-size-asian="12pt" style:font-weight-asian="bold" style:font-size-complex="10pt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1">
      <style:text-properties officeooo:paragraph-rsid="001f736b"/>
    </style:style>
    <style:style style:name="P11" style:family="paragraph" style:parent-style-name="List_20_Paragraph" style:list-style-name="WWNum1">
      <style:text-properties fo:font-weight="bold" style:font-weight-asian="bold"/>
    </style:style>
    <style:style style:name="P12" style:family="paragraph" style:parent-style-name="List_20_Paragraph" style:list-style-name="WWNum2">
      <style:text-properties fo:font-weight="bold" style:font-weight-asian="bold"/>
    </style:style>
    <style:style style:name="P13" style:family="paragraph" style:parent-style-name="List_20_Paragraph" style:list-style-name="WWNum2">
      <style:text-properties fo:font-weight="bold" officeooo:paragraph-rsid="00232010" style:font-weight-asian="bold"/>
    </style:style>
    <style:style style:name="P14" style:family="paragraph" style:parent-style-name="List_20_Paragraph" style:list-style-name="WWNum2"/>
    <style:style style:name="P15" style:family="paragraph" style:parent-style-name="List_20_Paragraph" style:list-style-name="WWNum3"/>
    <style:style style:name="P16" style:family="paragraph" style:parent-style-name="List_20_Paragraph" style:list-style-name="WWNum4"/>
    <style:style style:name="P17" style:family="paragraph" style:parent-style-name="List_20_Paragraph" style:list-style-name="WWNum4">
      <style:text-properties officeooo:paragraph-rsid="00217691"/>
    </style:style>
    <style:style style:name="P18" style:family="paragraph" style:parent-style-name="List_20_Paragraph" style:list-style-name="WWNum5"/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f736b" style:font-weight-asian="bold"/>
    </style:style>
    <style:style style:name="T3" style:family="text">
      <style:text-properties fo:font-weight="bold" officeooo:rsid="001f7987" style:font-weight-asian="bold" style:font-weight-complex="bold"/>
    </style:style>
    <style:style style:name="T4" style:family="text">
      <style:text-properties fo:font-weight="bold" officeooo:rsid="001fa3c1" style:font-weight-asian="bold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1f736b" style:font-style-asian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da1d3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736b" style:font-weight-asian="normal" style:font-weight-complex="normal"/>
    </style:style>
    <style:style style:name="T12" style:family="text">
      <style:text-properties fo:font-weight="normal" officeooo:rsid="00229899" style:font-weight-asian="normal" style:font-weight-complex="normal"/>
    </style:style>
    <style:style style:name="T13" style:family="text">
      <style:text-properties officeooo:rsid="001fb58f"/>
    </style:style>
    <style:style style:name="T14" style:family="text">
      <style:text-properties officeooo:rsid="00217691"/>
    </style:style>
    <style:style style:name="T15" style:family="text">
      <style:text-properties officeooo:rsid="002278b8"/>
    </style:style>
    <style:style style:name="T16" style:family="text">
      <style:text-properties officeooo:rsid="00232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pencer Lee</text:p>
      <text:p text:style-name="P2"/>
      <text:p text:style-name="P3">Home Address: 1672 Greenway Blvd. <text:s/>Valley Stream, NY 11580</text:p>
      <text:p text:style-name="Standard"><text:span text:style-name="T1">School Address: 101 S. 39</text:span><text:span text:style-name="T5">th</text:span><text:span text:style-name="T1"> St. <text:s/>Philadelphia, PA 19104, HCA 104</text:span></text:p>
      <text:p text:style-name="P3">Phone: (516) 476-2577</text:p>
      <text:p text:style-name="P5"><text:span text:style-name="T1">Email: </text:span><text:a xlink:type="simple" xlink:href="mailto:lesp@seas.upenn.edu"><text:span text:style-name="T1">lesp@seas.upenn.edu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Education</text:p>
          </table:table-cell>
          <table:table-cell table:style-name="Table1.A1" office:value-type="string">
            <text:p text:style-name="Standard">University of Pennsylvania, School of Engineering and Applied Science</text:p>
            <text:p text:style-name="Standard">Candidate for Bachelor of Science in Engineering in May 2014</text:p>
            <text:p text:style-name="P3">Major: Computer Engineering</text:p>
            <text:p text:style-name="P3">GPA: 3.8<text:span text:style-name="T15">8</text:span>/4.00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Accomplishments</text:p>
          </table:table-cell>
          <table:table-cell table:style-name="Table1.A1" office:value-type="string">
            <text:list xml:id="list482017462" text:style-name="WWNum1">
              <text:list-item>
                <text:p text:style-name="P10"><text:span text:style-name="T3">Initiation Chair, </text:span><text:span text:style-name="T2">Tau Beta Pi,</text:span><text:span text:style-name="T11"> University of Pennsylvania, Spring 2013-Present</text:span></text:p>
              </text:list-item>
              <text:list-item>
                <text:p text:style-name="P10"><text:span text:style-name="T4">Member, </text:span><text:span text:style-name="T2">Tau Beta Pi</text:span><text:span text:style-name="T11">, University of Pennsylvania, Fall 2012-Present</text:span></text:p>
              </text:list-item>
              <text:list-item>
                <text:p text:style-name="P9"><text:span text:style-name="T1">Rachleff Scholar</text:span>, University of Pennsylvania, Fall 2011-Present</text:p>
              </text:list-item>
              <text:list-item>
                <text:p text:style-name="P9"><text:span text:style-name="T1">Dean’s List, </text:span>University<text:span text:style-name="T1"> </text:span>of Pennsylvania, 2010-2011</text:p>
              </text:list-item>
              <text:list-item>
                <text:p text:style-name="P9"><text:span text:style-name="T1">Selected Participant, Penn Undergraduate Research Mentoring Program (PURM) in Electrical Systems and Engineering, </text:span>University of Pennsylvania, Summer 2011</text:p>
              </text:list-item>
              <text:list-item>
                <text:p text:style-name="P11">Participant in RoboCup 2011, Istanbul and RoboCup 2012, Mexico City</text:p>
              </text:list-item>
            </text:list>
            <text:p text:style-name="P6">Annual conference concerning artificial intelligence in robotics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Work Experience</text:p>
          </table:table-cell>
          <table:table-cell table:style-name="Table1.A1" office:value-type="string">
            <text:list xml:id="list1858659977" text:style-name="WWNum2">
              <text:list-item>
                <text:p text:style-name="P13">Teaching Assistant, Introduction to Digital Circuit Design, University of Pennsylvania, Spring 2012</text:p>
              </text:list-item>
              <text:list-item>
                <text:p text:style-name="P12">Teaching Assistant, Introduction to Java Programming, University of Pennsylvania, Fall 2011</text:p>
              </text:list-item>
              <text:list-item>
                <text:p text:style-name="P12">Student Mentor, Introduction to Java Programming, University of Pennsylvania, Spring 2011</text:p>
              </text:list-item>
              <text:list-item>
                <text:p text:style-name="P14">Volunteer Accounting Assistant, Franklin Hospital, Summer 2008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Computer Skills</text:p>
          </table:table-cell>
          <table:table-cell table:style-name="Table1.A1" office:value-type="string">
            <text:list xml:id="list380289151" text:style-name="WWNum3">
              <text:list-item>
                <text:p text:style-name="P15">Programming experience in Java, C++, Lua, Python, C</text:p>
              </text:list-item>
              <text:list-item>
                <text:p text:style-name="P15">Some experience with JavaScript, JQuery and Python <text:span text:style-name="T13">with flask</text:span></text:p>
              </text:list-item>
              <text:list-item>
                <text:p text:style-name="P15">Experience with the Xilinx development environment</text:p>
              </text:list-item>
              <text:list-item>
                <text:p text:style-name="P15">Experience using Linux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Relevant Coursework</text:p>
          </table:table-cell>
          <table:table-cell table:style-name="Table1.A1" office:value-type="string">
            <text:list xml:id="list295213277" text:style-name="WWNum4">
              <text:list-item>
                <text:p text:style-name="P16">Introduction to Computer Science level 2, Mathematic Foundations of Computer Science; Fall 2010</text:p>
              </text:list-item>
              <text:list-item>
                <text:p text:style-name="P16">Introduction to Digital Circuit Design, Digital Audio Design; Spring 2010</text:p>
              </text:list-item>
              <text:list-item>
                <text:p text:style-name="P16">Introduction to Computer Architecture, Introduction to Analog Circuit Design; Fall 2011</text:p>
              </text:list-item>
              <text:list-item>
                <text:p text:style-name="P16">Introduction to Computer Algorithms and Data Structures, Software Engineering, Microcontrollers; Spring 2012</text:p>
              </text:list-item>
              <text:list-item>
                <text:p text:style-name="P17"><text:span text:style-name="T14">Circuit-level Modeing and Design, Operating Systems, Engineering Statistics, Unix Skills; Fall 2012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Extra Curricular Activities</text:p>
          </table:table-cell>
          <table:table-cell table:style-name="Table1.A1" office:value-type="string">
            <text:list xml:id="list385726473" text:style-name="WWNum5">
              <text:list-item>
                <text:p text:style-name="P18"><text:span text:style-name="T6">Webmaster</text:span><text:span text:style-name="T8">, Rachleff Scholars Organization, University of Pennsylvania, Summer 2012-</text:span><text:span text:style-name="T9">Spring 2013</text:span></text:p>
              </text:list-item>
              <text:list-item>
                <text:p text:style-name="P18"><text:span text:style-name="T6">Volunteer</text:span>, Freshman Orientation Peer Advisor Fellow, University of Pennsylvania, Summer-Fall 2012</text:p>
              </text:list-item>
              <text:list-item>
                <text:p text:style-name="P18"><text:span text:style-name="T6">Member</text:span>, RoboCup team, University of Pennsylvania, Summer 2011-Summer 2012</text:p>
              </text:list-item>
              <text:list-item>
                <text:p text:style-name="P18"><text:span text:style-name="T7">Co-c</text:span><text:span text:style-name="T6">aptain</text:span>, RoboCup team, University of Pennsylvania, Summer 2012-Present<text:span text:style-name="T6"> </text:span></text:p>
              </text:list-item>
              <text:list-item>
                <text:p text:style-name="P18"><text:span text:style-name="T6">Volunteer</text:span>, Freshman Orientation Peer Advisor, University of Pennsylvania, Summer-Fall 2011</text:p>
              </text:list-item>
            </text:list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use-window-font-color="true" style:font-name="Tahoma" fo:font-size="8pt" fo:letter-spacing="0.0071in" style:font-name-asian="Times New Roman" style:font-size-asian="8pt" style:font-name-complex="Times New Roman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Footer_20_Char" style:display-name="Foot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0pt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</meta:initial-creator>
    <dc:creator>Spencer </dc:creator>
    <meta:editing-cycles>50</meta:editing-cycles>
    <meta:creation-date>2011-09-11T00:25:00</meta:creation-date>
    <dc:date>2013-01-29T13:44:39</dc:date>
    <meta:editing-duration>PT18M48S</meta:editing-duration>
    <meta:generator>LibreOffice/3.6$Linux_x86 LibreOffice_project/360m1$Build-2</meta:generator>
    <meta:document-statistic meta:table-count="1" meta:image-count="0" meta:object-count="0" meta:page-count="1" meta:paragraph-count="41" meta:word-count="326" meta:character-count="2431" meta:non-whitespace-character-count="2165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